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Calibri3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1" style:family="table-column">
      <style:table-column-properties fo:break-before="auto" style:column-width="2.91cm"/>
    </style:style>
    <style:style style:name="co2" style:family="table-column">
      <style:table-column-properties fo:break-before="auto" style:column-width="26.194cm"/>
    </style:style>
    <style:style style:name="co3" style:family="table-column">
      <style:table-column-properties fo:break-before="auto" style:column-width="1.74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508cm"/>
    </style:style>
    <style:style style:name="co12" style:family="table-column">
      <style:table-column-properties fo:break-before="auto" style:column-width="1.53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917cm" fo:break-before="auto" style:use-optimal-row-height="true"/>
    </style:style>
    <style:style style:name="ro5" style:family="table-row">
      <style:table-row-properties style:row-height="0.94cm" fo:break-before="auto" style:use-optimal-row-height="true"/>
    </style:style>
    <style:style style:name="ro6" style:family="table-row">
      <style:table-row-properties style:row-height="2.177cm" fo:break-before="auto" style:use-optimal-row-height="false"/>
    </style:style>
    <style:style style:name="ro7" style:family="table-row">
      <style:table-row-properties style:row-height="1.185cm" fo:break-before="auto" style:use-optimal-row-height="false"/>
    </style:style>
    <style:style style:name="ro8" style:family="table-row">
      <style:table-row-properties style:row-height="2.187cm" fo:break-before="auto" style:use-optimal-row-height="true"/>
    </style:style>
    <style:style style:name="ro9" style:family="table-row">
      <style:table-row-properties style:row-height="0.49cm" fo:break-before="auto" style:use-optimal-row-height="true"/>
    </style:style>
    <style:style style:name="ro10" style:family="table-row">
      <style:table-row-properties style:row-height="0.57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882cm" fo:break-before="auto" style:use-optimal-row-height="true"/>
    </style:style>
    <style:style style:name="ro13" style:family="table-row">
      <style:table-row-properties style:row-height="2.18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0.524cm" fo:break-before="auto" style:use-optimal-row-height="false"/>
    </style:style>
    <style:style style:name="ro16" style:family="table-row">
      <style:table-row-properties style:row-height="0.265c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95" style:family="table-cell" style:parent-style-name="Default" style:data-style-name="N0"/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99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100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name-complex="Calibri3" style:font-size-complex="12pt" style:font-style-complex="normal" style:font-weight-complex="bold"/>
    </style:style>
    <style:style style:name="ce104" style:family="table-cell" style:parent-style-name="Default"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3" fo:font-size="11pt" fo:font-style="normal" fo:text-shadow="none" style:text-underline-style="none" fo:font-weight="bold" style:font-size-asian="11pt" style:font-style-asian="normal" style:font-weight-asian="bold" style:font-name-complex="Calibri3" style:font-size-complex="11pt" style:font-style-complex="normal" style:font-weight-complex="bold"/>
    </style:style>
    <style:style style:name="ce106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07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08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11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12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3" fo:font-size="11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1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3" fo:font-size="13pt" fo:font-style="normal" fo:text-shadow="none" style:text-underline-style="none" fo:font-weight="bold" style:font-size-asian="13pt" style:font-style-asian="normal" style:font-weight-asian="bold" style:font-name-complex="Calibri3" style:font-size-complex="13pt" style:font-style-complex="normal" style:font-weight-complex="bold"/>
    </style:style>
    <style:style style:name="ce1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1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3" fo:font-size="13pt" fo:font-style="normal" fo:text-shadow="none" style:text-underline-style="none" fo:font-weight="bold" style:font-size-asian="13pt" style:font-style-asian="normal" style:font-weight-asian="bold" style:font-name-complex="Calibri3" style:font-size-complex="13pt" style:font-style-complex="normal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" fo:font-size="12pt" style:font-name-asian="Calibri1" style:font-size-asian="12pt" style:font-name-complex="Calibri1" style:font-size-complex="12pt"/>
    </style:style>
    <style:style style:name="ce142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43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45" style:family="table-cell" style:parent-style-name="Default" style:data-style-name="N0">
      <style:table-cell-properties fo:background-color="transparent" fo:border="0.06pt solid #000000"/>
    </style:style>
    <style:style style:name="ce146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4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/>
    </style:style>
    <style:style style:name="T3" style:family="text">
      <style:text-properties fo:font-size="11pt" fo:font-weight="normal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4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font-size="11pt" style:font-size-asian="11pt" style:font-size-complex="11pt"/>
    </style:style>
    <style:style style:name="T6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8000"/>
    </style:style>
    <style:style style:name="T9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1" style:family="text">
      <style:text-properties fo:color="#ffff00"/>
    </style:style>
    <style:style style:name="T12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4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7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8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2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2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 fo:color="#ffff00"/>
    </style:style>
    <style:style style:name="T2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2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2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2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" style:font-name-complex="Calibri"/>
    </style:style>
    <style:style style:name="T2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ff"/>
    </style:style>
    <style:style style:name="T28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00"/>
    </style:style>
    <style:style style:name="T3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3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3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3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3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3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3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3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weight-asian="normal" style:font-weight-complex="normal" style:font-style-asian="normal" style:font-style-complex="normal" fo:color="#ffff00"/>
    </style:style>
    <style:style style:name="T40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bold" style:font-weight-asian="bold" style:font-weight-complex="bold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ff" fo:font-weight="normal" style:font-weight-asian="normal" style:font-weight-complex="normal"/>
    </style:style>
    <style:style style:name="T42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6d6d" fo:font-weight="bold" style:font-weight-asian="bold" style:font-weight-complex="bold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normal" style:font-weight-asian="normal" style:font-weight-complex="normal" fo:color="#ffff00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color="#ffff00" fo:font-weight="normal" style:font-weight-asian="normal" style:font-weight-complex="normal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font-name-asian="Calibri" style:font-name-complex="Calibri" style:font-style-asian="normal" style:font-style-complex="normal" fo:font-weight="bold" style:font-weight-asian="bold" style:font-weight-complex="bold" fo:color="#ff6d6d"/>
    </style:style>
    <style:style style:name="T4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4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4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/>
    </style:style>
    <style:style style:name="T49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5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" style:font-name-complex="Calibri"/>
    </style:style>
    <style:style style:name="T51" style:family="text">
      <style:text-properties style:font-name="Calibri3" fo:font-weight="bold" style:text-underline-style="none" style:text-underline-color="font-color" style:text-line-through-type="none" fo:font-style="normal" style:text-outline="false" fo:text-shadow="none" style:text-position="0% 100%" style:font-name-complex="Calibri3" style:font-size-asian="15pt" style:font-size-complex="15pt" style:font-weight-asian="bold" style:font-weight-complex="bold" style:font-style-asian="normal" style:font-style-complex="norm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color="#ff0000"/>
    </style:style>
    <style:style style:name="T54" style:family="text">
      <style:text-properties fo:color="#ff0000"/>
    </style:style>
    <style:style style:name="T55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7" style:family="text">
      <style:text-properties fo:color="#ff8000"/>
    </style:style>
    <style:style style:name="T58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60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61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62" style:family="text">
      <style:text-properties fo:color="#ffff38"/>
    </style:style>
    <style:style style:name="T63" style:family="text">
      <style:text-properties fo:color="#ffff38" fo:font-weight="bold" style:font-weight-asian="bold" style:font-weight-complex="bold"/>
    </style:style>
    <style:style style:name="T6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6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3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style:font-weight-asian="normal" style:font-weight-complex="normal" fo:color="#ffff00"/>
    </style:style>
    <style:style style:name="T70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71" style:family="text">
      <style:text-properties fo:color="#ffff00" style:font-name="Mono1"/>
    </style:style>
    <style:style style:name="T72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73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74" style:family="text">
      <style:text-properties fo:color="#ffffff"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Calibri3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76" style:family="text">
      <style:text-properties fo:color="#ffff00" fo:font-weight="normal" style:font-weight-asian="normal" style:font-weight-complex="normal"/>
    </style:style>
    <style:style style:name="T77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78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79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80" style:family="text">
      <style:text-properties style:font-name="Calibri3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1" style:family="text">
      <style:text-properties fo:color="#ffff00" fo:font-weight="bold" style:font-weight-asian="bold" style:font-weight-complex="bold"/>
    </style:style>
    <style:style style:name="T82" style:family="text">
      <style:text-properties fo:color="#ffffff" style:font-name="Calibri3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Calibri3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84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85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86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87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88" style:family="text">
      <style:text-properties style:font-name="Calibri3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89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90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91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92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93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94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95" style:family="text">
      <style:text-properties style:font-name="Calibri3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9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9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3"/>
    </style:style>
    <style:style style:name="T9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3"/>
    </style:style>
    <style:style style:name="T9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3" fo:color="#ffff00"/>
    </style:style>
    <style:style style:name="T10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3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10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ff38"/>
    </style:style>
    <style:style style:name="T10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10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104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bold" style:font-weight-asian="bold" style:font-weight-complex="bold"/>
    </style:style>
    <style:style style:name="T105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style-asian="normal" style:font-style-complex="normal" fo:font-weight="normal" style:font-weight-asian="normal" style:font-weight-complex="normal"/>
    </style:style>
    <style:style style:name="T106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10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10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109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110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1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  <style:style style:name="T1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1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" style:font-name-complex="Calibri"/>
    </style:style>
    <style:style style:name="T1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000000"/>
    </style:style>
    <style:style style:name="T1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" style:font-name-complex="Calibri" fo:color="#ffff00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8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4"> (conotativo ou </text:span><text:span text:style-name="T5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6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6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6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7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7"> </text:span><text:span text:style-name="T8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9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9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9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0">Engenharia de Software</text:span>: ciclo de vida do software <text:span text:style-name="T11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5">
          <table:covered-table-cell/>
          <table:table-cell table:style-name="ce44" office:value-type="string" calcext:value-type="string">
            <text:p><text:span text:style-name="T10">Engenharia de requisitos</text:span>: técnicas de elicitação de requisitos, gerenciamento de requisitos, especificação de requisitos, técnicas de validação de requisit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<text:span text:style-name="T10">Engenharia de usabilidade</text:span>: conceitos básicos e aplicações, critérios, recomendações e guias de estilo, análise de requisitos de usabilidade, métodos para avaliação de usabilidade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Metodologias de desenvolvimento de software</text:span>: padrões de projeto, processo unificado, metodologias áge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2">sistema gerenciador de banco de dados (SGBD): MySQL, PostgreSQL </text:span><text:span text:style-name="T13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0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serviços – <text:span text:style-name="T10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0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0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SOA e <text:span text:style-name="T10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0">Padrões</text:span>: XML, XSLT, UDDI, WSDL e Soap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0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controles e <text:span text:style-name="T10">testes</text:span> de segurança para aplicações web e Web Service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4"> (</text:span><text:span text:style-name="T15">listas</text:span><text:span text:style-name="T16">: fila, pilha, lista encadeada circular – </text:span><text:span text:style-name="T15">árvore</text:span><text:span text:style-name="T16">, </text:span><text:span text:style-name="T15">hashtables</text:span><text:span text:style-name="T16">, </text:span><text:span text:style-name="T15">grafos</text:span><text:span text:style-name="T1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estruturada<text:span text:style-name="T14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21">Modularização </text:span><text:span text:style-name="T22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4"> (o ideal é um sistema com</text:span><text:span text:style-name="T15"> Alta Coesão </text:span><text:span text:style-name="T16">e </text:span><text:span text:style-name="T23">Fraco Acoplamento</text:span><text:span text:style-name="T24"> para ter boa manutenibil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Chamadas por referência<text:span text:style-name="T14"> (aponta para o endereço de memória ‘&amp;’)</text:span><text:span text:style-name="T27"> e Chamadas por </text:span>valor <text:span text:style-name="T17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gramação por eventos<text:span text:style-name="T7"> (disparo de ações na mudança de estado, envio de mensagens ao manipular interfaces gráfic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Programação orientada a objetos, classes, objetos, métodos, mensagens, herança, polimorfismo, sobrecarga,</text:span> interfaces e pacote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28">tratamento de exceção</text:span><text:span text:style-name="T29"> (throw, try catch, finally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HP <text:span text:style-name="T7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D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6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7">(WebStorage)</text:span>, camadas<text:span text:style-name="T7">(MVC)</text:span> e design patterns<text:span text:style-name="T7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7">(design pattern/JSON)</text:span>, SOAP<text:span text:style-name="T7">(protocolo/XML)</text:span> e WebApi<text:span text:style-name="T7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Noções sobre metodologias de análise, projeto e desenvolvimento de sistemas</text:span><text:span text:style-name="T27"> </text:span><text:span text:style-name="T29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agem UML</text:span><text:span text:style-name="T27"> </text:span><text:span text:style-name="T29">(diagramas </text:span><text:span text:style-name="T31">estruturais</text:span><text:span text:style-name="T32"> e </text:span><text:span text:style-name="T31">comportamentais</text:span><text:span text:style-name="T32">)</text:span><text:span text:style-name="T33"> </text:span><text:span text:style-name="T34">e E-R</text:span><text:span text:style-name="T35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style-name="ce42" table:number-columns-repeated="2"/>
          <table:table-cell table:number-columns-repeated="1020"/>
        </table:table-row>
        <table:table-row table:style-name="ro7">
          <table:covered-table-cell/>
          <table:table-cell table:style-name="ce42" office:value-type="string" calcext:value-type="string">
            <text:p>Modelagem de Dados <text:span text:style-name="T28">(</text:span><text:span text:style-name="T29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30">Modelo entidade relacionamento</text:span><text:span text:style-name="T29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38">Mapeamento E-R para relacional </text:span><text:span text:style-name="T39">[</text:span><text:span text:style-name="T40">Entidade</text:span><text:span text:style-name="T41"> </text:span><text:span text:style-name="T42">→</text:span><text:span text:style-name="T41"> </text:span><text:span text:style-name="T43">Tabela] [</text:span><text:span text:style-name="T40">Atributos</text:span><text:span text:style-name="T41"> </text:span><text:span text:style-name="T42">→</text:span><text:span text:style-name="T41"> </text:span><text:span text:style-name="T43">Colunas/campos] [</text:span><text:span text:style-name="T40">Relacionamento</text:span><text:span text:style-name="T44"> </text:span><text:span text:style-name="T42">→ </text:span><text:span text:style-name="T44">Cardinalidade] [Instância</text:span><text:span text:style-name="T40"> </text:span><text:span text:style-name="T45">→</text:span><text:span text:style-name="T41"> </text:span><text:span text:style-name="T43">Linhas/registros/tuplas]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Gatilhos ("Triggers") <text:span text:style-name="T7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8">
          <table:covered-table-cell/>
          <table:table-cell table:style-name="ce42" office:value-type="string" calcext:value-type="string">
            <text:p>Sistemas Gerenciadores de Banco de Dados: tabelas, visões <text:span text:style-name="T46">(selects armazenados na memória cache)</text:span>, índices<text:span text:style-name="T46"> (resumo de grandes tabelas)</text:span>, sequências <text:span text:style-name="T46">(criam um valor para uma chave primária)</text:span>, sinônimos <text:span text:style-name="T46">(referencia outro esquema de um BD distribuído)</text:span>, restrições <text:span text:style-name="T46">(regras para garantir a integridade)</text:span>, dicionário de dados<text:span text:style-name="T46"> (documento de metadados sobre a estrutura do BD)</text:span><text:span text:style-name="T27">, restrições de integridade </text:span><text:span text:style-name="T29">(domínio, referencial, vazio, chave ou definida pelo usuário)</text:span>, constraints<text:span text:style-name="T46">(de </text:span><text:span text:style-name="T47">TIPOS, NOT NULL, UNIQUE, PK, FK, DEFAULT, CHECK</text:span><text:span text:style-name="T48">)</text:span>, tipos de dados <text:span text:style-name="T46">(</text:span><text:span text:style-name="T47">int</text:span><text:span text:style-name="T48">, </text:span><text:span text:style-name="T47">char</text:span><text:span text:style-name="T48">, </text:span><text:span text:style-name="T47">varchar</text:span><text:span text:style-name="T48">, </text:span><text:span text:style-name="T47">float</text:span><text:span text:style-name="T48">, </text:span><text:span text:style-name="T49">date</text:span><text:span text:style-name="T50">)</text:span>, SQL, PL/SQL. <text:span text:style-name="T7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5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5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_2022" table:style-name="ta3">
        <table:table-column table:style-name="co7" table:default-cell-style-name="ce104"/>
        <table:table-column table:style-name="co8" table:default-cell-style-name="Default"/>
        <table:table-column table:style-name="co9" table:default-cell-style-name="ce121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10">
          <table:table-cell table:style-name="ce96" office:value-type="string" calcext:value-type="string">
            <text:p>Matéria</text:p>
          </table:table-cell>
          <table:table-cell table:style-name="ce105" office:value-type="string" calcext:value-type="string">
            <text:p>Conteúdo</text:p>
          </table:table-cell>
          <table:table-cell table:style-name="ce115" office:value-type="string" calcext:value-type="string">
            <text:p>ESTUDO</text:p>
          </table:table-cell>
          <table:table-cell table:style-name="ce122" office:value-type="string" calcext:value-type="string">
            <text:p>REVISÃO</text:p>
          </table:table-cell>
          <table:table-cell table:style-name="ce105" table:number-columns-repeated="1020"/>
        </table:table-row>
        <table:table-row table:style-name="ro2">
          <table:table-cell table:style-name="ce22" office:value-type="string" calcext:value-type="string" table:number-columns-spanned="1" table:number-rows-spanned="9">
            <text:p>LÍNGUA PORTUGUESA</text:p>
          </table:table-cell>
          <table:table-cell table:style-name="ce106" office:value-type="string" calcext:value-type="string">
            <text:p>1 Leitura e interpretação de <text:span text:style-name="T52">diversos</text:span><text:span text:style-name="T53"> tipos de textos</text:span><text:span text:style-name="T54"> </text:span>(literários e não literários)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2 Sinônimos e antônimos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<text:span text:style-name="T55">3 Sentido próprio e figurado das palavras</text:span><text:span text:style-name="T56"> (conotativo ou </text:span><text:span text:style-name="T54">denotativ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4 Pontuação <text:span text:style-name="T54">(Quando usar e não usar a vírgul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5 Classes de palavras.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7" office:value-type="string" calcext:value-type="string">
            <text:p>6 Concordância nominal e verbal.<text:span text:style-name="T54"> (flexão de gênero, número e/ou pessoa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<text:span text:style-name="T55">7 Regências nominal  e verbal. </text:span><text:span text:style-name="T56">(uso de preposições / </text:span><text:span text:style-name="T54">VTD ou VTI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6" office:value-type="string" calcext:value-type="string">
            <text:p>8  Colocação pronominal<text:span text:style-name="T54"> (próclise, ênclise e mesóclise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2"/>
          <table:table-cell table:style-name="ce107" office:value-type="string" calcext:value-type="string">
            <text:p>9 Crase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23" office:value-type="string" calcext:value-type="string" table:number-columns-spanned="1" table:number-rows-spanned="13">
            <text:p>MATEMÁTICA</text:p>
          </table:table-cell>
          <table:table-cell table:style-name="ce108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Representações fracionária ou decimal.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Mínimo múltiplo comum (MM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Máximo divisor comum (MDC)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99"/>
          <table:table-cell table:style-name="ce108" office:value-type="string" calcext:value-type="string">
            <text:p>Porcentagem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Razão e proporção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Regra de três simples ou composta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Sistema de equações do 1º grau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Equações do 2º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Grandezas e medidas – quantidade, tempo, comprimento, superfície, capacidade e massa <text:span text:style-name="T11">1m3 = 1000litro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Relação entre grandezas – tabela ou gráfico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99"/>
          <table:table-cell table:style-name="ce108" office:value-type="string" calcext:value-type="string">
            <text:p>Tratamento da informação – média aritmética simp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23"/>
          <table:table-cell table:style-name="ce108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0" office:value-type="string" calcext:value-type="string" table:number-columns-spanned="1" table:number-rows-spanned="2">
            <text:p><text:span text:style-name="T51">ATUALIDADES</text:span></text:p>
            <text:p/>
          </table:table-cell>
          <table:table-cell table:style-name="ce2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26" table:number-columns-repeated="2"/>
          <table:table-cell table:style-name="ce126" table:number-columns-repeated="1020"/>
        </table:table-row>
        <table:table-row table:style-name="ro1">
          <table:covered-table-cell table:style-name="ce26"/>
          <table:table-cell table:style-name="ce26" office:value-type="string" calcext:value-type="string">
            <text:p>Anúncio remarcando provas publicado dia 30/08. (provavelmente serão questões do primeiro trimestre de 2020)</text:p>
          </table:table-cell>
          <table:table-cell table:style-name="ce26" table:number-columns-repeated="2"/>
          <table:table-cell table:style-name="ce126" table:number-columns-repeated="1020"/>
        </table:table-row>
        <table:table-row table:style-name="ro4">
          <table:table-cell table:style-name="ce27" office:value-type="string" calcext:value-type="string" table:number-columns-spanned="1" table:number-rows-spanned="6">
            <text:p>RACIOCÍNIO LÓGICO</text:p>
          </table:table-cell>
          <table:table-cell table:style-name="ce2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26" table:number-columns-repeated="2"/>
          <table:table-cell table:number-columns-repeated="1020"/>
        </table:table-row>
        <table:table-row table:style-name="ro11">
          <table:covered-table-cell table:style-name="ce27"/>
          <table:table-cell table:style-name="ce109" office:value-type="string" calcext:value-type="string">
            <text:p>Estruturas lógicas<text:span text:style-name="T11"> </text:span><text:span text:style-name="T57">(tabela do sim ou não)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 table:style-name="ce27"/>
          <table:table-cell table:style-name="ce109" office:value-type="string" calcext:value-type="string">
            <text:p>lógicas de argumentação<text:span text:style-name="T57"> equivalência(=): p→q = q ou ~p = ~q → ~p          negativa(~): p e ~q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09" office:value-type="string" calcext:value-type="string">
            <text:p>Diagramas lógicos <text:span text:style-name="T57">Diagrama de Venn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109" office:value-type="string" calcext:value-type="string">
            <text:p>Sequências <text:span text:style-name="T57">investigue a soma das diferenças</text:span></text:p>
          </table:table-cell>
          <table:table-cell table:number-columns-repeated="2" table:style-name="ce11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7"/>
          <table:table-cell table:style-name="ce26" office:value-type="string" calcext:value-type="string">
            <text:p>Operação com conjuntos</text:p>
          </table:table-cell>
          <table:table-cell table:style-name="ce26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8">Algoritmos e estruturas de dados e objetos</text:span><text:span text:style-name="T59"> (</text:span><text:span text:style-name="T60">listas</text:span><text:span text:style-name="T61">: fila, </text:span><text:span text:style-name="T59">pilha, lista encadeada circular – </text:span><text:span text:style-name="T60">árvore</text:span><text:span text:style-name="T59">, </text:span><text:span text:style-name="T60">hashtables</text:span><text:span text:style-name="T59">, </text:span><text:span text:style-name="T60">grafos</text:span><text:span text:style-name="T61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Tipos de dados: elementares e estruturados<text:span text:style-name="T62"> (int, float, char, boolean – string, objeto, música, imagen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Estruturas de controle de fluxo: <text:span text:style-name="T63">Condicionais</text:span><text:span text:style-name="T62">(também chamadas de Estruturas de Seleção IF ELSE, SWITCH CASE) e de </text:span><text:span text:style-name="T63">Repetição</text:span><text:span text:style-name="T62">(WHILE, DO-WHILE, FOR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3"/>
          <table:table-cell table:style-name="ce110" office:value-type="string" calcext:value-type="string">
            <text:p><text:span text:style-name="T64">Programação estruturada</text:span><text:span text:style-name="T65"> (</text:span><text:span text:style-name="T66">Sequencial, Condicionais e Iterações) + </text:span><text:span text:style-name="T67">(funções e procedimentos: criados para organização, compreensão, manutenção, reus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68">Modularização </text:span><text:span text:style-name="T69">(D</text:span><text:span text:style-name="T70">ividir o sistema em partes [classes, funções]. Facilita a detecção de erros, manutenção e reutilização do códig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8">Acoplamento entre módulos e coesão de módulos</text:span><text:span text:style-name="T59"> (o ideal é um sistema com</text:span><text:span text:style-name="T60"> Alta Coesão </text:span><text:span text:style-name="T61">e </text:span><text:span text:style-name="T63">Fraco Acoplamento</text:span><text:span text:style-name="T62"> para ter boa manutenibilidade)</text:span></text:p>
          </table:table-cell>
          <table:table-cell table:style-name="ce117" office:value-type="string" calcext:value-type="string">
            <text:p>OK</text:p>
          </table:table-cell>
          <table:table-cell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rocedimentos e sub-rotinas <text:span text:style-name="T11"> (palavras-chave: </text:span><text:span text:style-name="T71">void</text:span><text:span text:style-name="T11"> / </text:span><text:span text:style-name="T71">return</text:span><text:span text:style-name="T11">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5">Chamadas por referência</text:span><text:span text:style-name="T72"> (aponta para o endereço de memória ‘&amp;’)</text:span><text:span text:style-name="T73"> e Chamadas por </text:span>valor <text:span text:style-name="T62">(só copia o dado para o parâmetro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Programação por eventos<text:span text:style-name="T11"> (disparo de ações na mudança de estado, envio de mensagens ao manipular interfaces gráficas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<text:span text:style-name="T74">Programação orientada a objetos, classes, objetos, métodos, mensagens, herança, polimorfismo, sobrecarga,</text:span> interfaces e pacotes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<text:span text:style-name="T74">tratamento de exceção</text:span><text:span text:style-name="T75"> (throw, try catch, finally)</text:span>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HT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XML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Javascript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HP <text:span text:style-name="T11">(linguagem interpretada [não-compilada], dinâmica pois não exige declarar a variável antes de usá-la, e fracamente tipada: não exige declarar o tipo)</text:span>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DHTML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C#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JSP (Java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Servlets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SP.Net (Active Server Pages)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1" office:value-type="string" calcext:value-type="string">
            <text:p>Arquiteturas de componentes: Microsoft COM, .Net, J2EE. </text:p>
          </table:table-cell>
          <table:table-cell table:style-name="ce111" table:number-columns-repeated="2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PL/SQL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AJAX </text:p>
          </table:table-cell>
          <table:table-cell table:style-name="ce117" office:value-type="string" calcext:value-type="string">
            <text:p>OK</text:p>
          </table:table-cell>
          <table:table-cell table:style-name="ce117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SS </text:p>
          </table:table-cell>
          <table:table-cell table:style-name="ce117" office:value-type="string" calcext:value-type="string">
            <text:p>OK</text:p>
          </table:table-cell>
          <table:table-cell table:style-name="ce124"/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Programação Web: conceitos fundamentais, persistência<text:span text:style-name="T76">(WebStorage)</text:span>, camadas<text:span text:style-name="T11">(MVC)</text:span> e design patterns<text:span text:style-name="T11">(GoF: Cretional, Structural e Behavioral)</text:span>.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Web services usando REST<text:span text:style-name="T11">(design pattern/JSON)</text:span>, SOAP<text:span text:style-name="T11">(protocolo/XML)</text:span> e WebApi<text:span text:style-name="T11">(cliente/servidor)</text:span>: ModelagemUML e E-R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<text:span text:style-name="T74">Noções sobre metodologias de análise, projeto e desenvolvimento de sistemas </text:span><text:span text:style-name="T75">(Agile/Scrum/XP)</text:span>, tecnologias web, frameworks de desenvolvimento </text:p>
          </table:table-cell>
          <table:table-cell table:number-columns-repeated="2" table:style-name="ce11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74">Modelagem UML </text:span><text:span text:style-name="T75">(diagramas </text:span><text:span text:style-name="T77">estruturais</text:span><text:span text:style-name="T78"> e </text:span><text:span text:style-name="T77">comportamentais</text:span><text:span text:style-name="T78">)</text:span><text:span text:style-name="T79"> e E-R</text:span><text:span text:style-name="T80"> (entidade forte ou fraca, cardinalidade dos relacionamentos)</text:span></text:p>
          </table:table-cell>
          <table:table-cell table:style-name="ce117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Banco de Dados: Conceitos de BD <text:span text:style-name="T11">(hierárquico, rede, relacional e OO)</text:span> e de SGBD, arquitetura de SGBD, Funções básicas de SGBD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55">Modelagem de Dados </text:span><text:span text:style-name="T73"> (</text:span><text:span text:style-name="T75">tipos de modelos: </text:span>Modelo Conceitual<text:span text:style-name="T11">(DER)</text:span>, Modelo Lógico<text:span text:style-name="T11">(ficha da entidade)</text:span>, Modelo Físico<text:span text:style-name="T11">(identificação com tipos e restrições)</text:span>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<text:span text:style-name="T74">Modelo entidade relacionamento</text:span><text:span text:style-name="T75"> (MER e sua representação gráfica: DER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Modelo relacional <text:span text:style-name="T11">(dados representados em </text:span><text:span text:style-name="T81">Tabelas</text:span><text:span text:style-name="T76">, [Entidade, atributo e relacionamento], </text:span><text:span text:style-name="T81">chaves primárias </text:span><text:span text:style-name="T76">e </text:span><text:span text:style-name="T81">estrangeiras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Restrições de integridade<text:span text:style-name="T11"> (Domínio, Referencial, Vazio, Chave ou Definida pelo Usuário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Normalização e dependência funcional <text:span text:style-name="T11">(reduzir a redundância de dados para aumentar a integridade e desempenho, 1ª forma normal exige atomicidade)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2">
          <table:table-cell table:style-name="ce103"/>
          <table:table-cell table:style-name="ce112" office:value-type="string" calcext:value-type="string">
            <text:p><text:span text:style-name="T82">Mapeamento E-R para relacional  </text:span><text:span text:style-name="T83">[</text:span><text:span text:style-name="T84">Entidade</text:span><text:span text:style-name="T85"> </text:span><text:span text:style-name="T86">→</text:span><text:span text:style-name="T85"> </text:span><text:span text:style-name="T87">Tabela]    [</text:span><text:span text:style-name="T84">Atributos</text:span><text:span text:style-name="T85"> </text:span><text:span text:style-name="T86">→</text:span><text:span text:style-name="T85"> </text:span><text:span text:style-name="T87">Colunas/campos]    [</text:span><text:span text:style-name="T84">Relacionamento</text:span><text:span text:style-name="T88"> </text:span><text:span text:style-name="T86">→ </text:span><text:span text:style-name="T88">Cardinalidade]</text:span><text:span text:style-name="T89">   </text:span><text:span text:style-name="T90"> </text:span><text:span text:style-name="T91">[Instância</text:span><text:span text:style-name="T92"> </text:span><text:span text:style-name="T93">→</text:span><text:span text:style-name="T94"> </text:span><text:span text:style-name="T95">Linhas/registros/tuplas]</text:span>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3" office:value-type="string" calcext:value-type="string">
            <text:p>Álgebra relacional. </text:p>
          </table:table-cell>
          <table:table-cell table:style-name="ce118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3" office:value-type="string" calcext:value-type="string">
            <text:p>Cálculo relacional </text:p>
          </table:table-cell>
          <table:table-cell table:style-name="ce119" office:value-type="string" calcext:value-type="string">
            <text:p>OK</text:p>
          </table:table-cell>
          <table:table-cell table:style-name="ce125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3"/>
          <table:table-cell table:style-name="ce110" office:value-type="string" calcext:value-type="string">
            <text:p>Linguagem SQL: Linguagem de definição de dados (DDL), Linguagem de manipulação de dados (DML)</text:p>
          </table:table-cell>
          <table:table-cell table:style-name="ce120" office:value-type="string" calcext:value-type="string">
            <text:p>OK</text:p>
          </table:table-cell>
          <table:table-cell table:style-name="ce125"/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Conceito de transação<text:span text:style-name="T11"> (executada como tarefa única, seguindo os princípios do ACID; cláusulas Commit, Rollback, begin-end transaction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0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Procedimentos armazenados ("Stored Procedures")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1">
          <table:table-cell table:style-name="ce103"/>
          <table:table-cell table:style-name="ce113" office:value-type="string" calcext:value-type="string">
            <text:p>Gatilhos ("Triggers") <text:span text:style-name="T11">(stored procedure disparado por evento DML)</text:span>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3">
          <table:table-cell table:style-name="ce103"/>
          <table:table-cell table:style-name="ce110" office:value-type="string" calcext:value-type="string">
            <text:p><text:span text:style-name="T55">Sistemas Gerenciadores de Banco de Dados: tabelas, visões </text:span><text:span text:style-name="T75">(selects armazenados na memória cache)</text:span><text:span text:style-name="T55">, índices</text:span><text:span text:style-name="T75"> (resumo de grandes tabelas)</text:span><text:span text:style-name="T55">, sequências </text:span><text:span text:style-name="T75">(criam um valor para uma chave primária)</text:span><text:span text:style-name="T55">, sinônimos </text:span><text:span text:style-name="T75">(referencia outro esquema de um BD distribuído)</text:span><text:span text:style-name="T55">, restrições </text:span><text:span text:style-name="T75">(regras para garantir a integridade)</text:span><text:span text:style-name="T55">, dicionário de dados</text:span><text:span text:style-name="T75"> (documento de metadados sobre a estrutura do BD)</text:span><text:span text:style-name="T73">, restrições de integridade </text:span><text:span text:style-name="T75">(domínio, referencial, vazio, chave ou definida pelo usuário)</text:span><text:span text:style-name="T55">, constraints</text:span><text:span text:style-name="T75">(de </text:span><text:span text:style-name="T96">TIPOS, NOT NULL, UNIQUE, PK, FK, DEFAULT, CHECK</text:span><text:span text:style-name="T97">)</text:span><text:span text:style-name="T98">, tipos de dados </text:span><text:span text:style-name="T99">(</text:span><text:span text:style-name="T100">int</text:span><text:span text:style-name="T97">, </text:span><text:span text:style-name="T100">char</text:span><text:span text:style-name="T97">, </text:span><text:span text:style-name="T100">varchar</text:span><text:span text:style-name="T97">, </text:span><text:span text:style-name="T100">float</text:span><text:span text:style-name="T97">, </text:span><text:span text:style-name="T71">date</text:span><text:span text:style-name="T11">)</text:span>, SQL, PL/SQL. <text:span text:style-name="T11">(e Suas cláusulas e funções)</text:span></text:p>
          </table:table-cell>
          <table:table-cell table:number-columns-repeated="2" table:style-name="ce120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3"/>
          <table:table-cell table:style-name="ce11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0" office:value-type="string" calcext:value-type="string">
            <text:p>OK</text:p>
          </table:table-cell>
          <table:table-cell table:style-name="ce120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114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1" table:number-rows-repeated="104848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69"/>
        <table:table-column table:style-name="co2" table:default-cell-style-name="ce95"/>
        <table:table-column table:style-name="co11" table:default-cell-style-name="ce91"/>
        <table:table-column table:style-name="co12" table:default-cell-style-name="ce95"/>
        <table:table-column table:style-name="co5" table:number-columns-repeated="1020" table:default-cell-style-name="ce95"/>
        <table:table-row table:style-name="ro10">
          <table:table-cell table:style-name="ce127" office:value-type="string" calcext:value-type="string">
            <text:p>Matéria</text:p>
          </table:table-cell>
          <table:table-cell table:style-name="ce134" office:value-type="string" calcext:value-type="string">
            <text:p>Conteúdo</text:p>
          </table:table-cell>
          <table:table-cell table:style-name="ce148" office:value-type="string" calcext:value-type="string">
            <text:p>Estudo</text:p>
          </table:table-cell>
          <table:table-cell table:style-name="ce151" office:value-type="string" calcext:value-type="string">
            <text:p>Revisão</text:p>
          </table:table-cell>
          <table:table-cell table:style-name="ce134" table:number-columns-repeated="1020"/>
        </table:table-row>
        <table:table-row table:style-name="ro2">
          <table:table-cell table:style-name="ce128" office:value-type="string" calcext:value-type="string" table:number-columns-spanned="1" table:number-rows-spanned="9">
            <text:p>LÍNGUA PORTUGUESA</text:p>
          </table:table-cell>
          <table:table-cell table:style-name="ce135" office:value-type="string" calcext:value-type="string">
            <text:p>1 Leitura e interpretação de <text:span text:style-name="T1">diversos</text:span><text:span text:style-name="T2"> tipos de textos</text:span><text:span text:style-name="T3"> </text:span>(literários e não literários)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2 Sinônimos e antônim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3 Sentido próprio e figurado das palavras<text:span text:style-name="T6"> (denotativo ou conotativ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4 Pontuação <text:span text:style-name="T6">(Quando usar e não usar a vírgul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5 Classes de palavr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6 Concordância nominal e verbal.<text:span text:style-name="T6"> (flexão de gênero, número e/ou pessoa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7 Regências nominal e verbal. <text:span text:style-name="T4">(uso de preposições / </text:span><text:span text:style-name="T5">VTD ou VTI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5" office:value-type="string" calcext:value-type="string">
            <text:p>8 Colocação pronominal<text:span text:style-name="T6"> (próclise, ênclise e mesóclis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6" office:value-type="string" calcext:value-type="string">
            <text:p>9 Crase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30" office:value-type="string" calcext:value-type="string" table:number-columns-spanned="1" table:number-rows-spanned="13">
            <text:p>MATEMÁTICA</text:p>
          </table:table-cell>
          <table:table-cell table:style-name="ce137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Representações fracionária ou decimal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Mínimo múltiplo comum (MM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Máximo divisor comum (MDC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7" office:value-type="string" calcext:value-type="string">
            <text:p>Porcentagem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Razão e propor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Regra de três simples ou compost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Sistema de equações do 1º grau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Equações do 2º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Relação entre grandezas – tabela ou gráfic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7" office:value-type="string" calcext:value-type="string">
            <text:p>Tratamento da informação – média aritmética simp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37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31" office:value-type="string" calcext:value-type="string" table:number-columns-spanned="1" table:number-rows-spanned="2">
            <text:p><text:span text:style-name="T10">ATUALIDADES</text:span></text:p>
            <text:p/>
          </table:table-cell>
          <table:table-cell table:style-name="ce138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8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32" office:value-type="string" calcext:value-type="string" table:number-columns-spanned="1" table:number-rows-spanned="6">
            <text:p>RACIOCÍNIO LÓGICO</text:p>
          </table:table-cell>
          <table:table-cell table:style-name="ce139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9" office:value-type="string" calcext:value-type="string">
            <text:p>Estruturas lógic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39" office:value-type="string" calcext:value-type="string">
            <text:p>lógicas de argument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Diagramas lógic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Sequência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39" office:value-type="string" calcext:value-type="string">
            <text:p>Operação com conjunto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33" office:value-type="string" calcext:value-type="string" table:number-columns-spanned="1" table:number-rows-spanned="39">
            <text:p>ESPECÍFICOS</text:p>
          </table:table-cell>
          <table:table-cell table:style-name="ce140" office:value-type="string" calcext:value-type="string">
            <text:p><text:span text:style-name="T30">Algoritmos e estruturas de dados e objetos</text:span><text:span text:style-name="T101"> (</text:span><text:span text:style-name="T102">listas</text:span><text:span text:style-name="T103">: fila, pilha, lista encadeada circular – </text:span><text:span text:style-name="T102">árvore</text:span><text:span text:style-name="T103">, </text:span><text:span text:style-name="T102">hashtables</text:span><text:span text:style-name="T103">, </text:span><text:span text:style-name="T102">grafos</text:span><text:span text:style-name="T103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Tipos de dados: elementares e estruturados<text:span text:style-name="T17"> (int, float, char, boolean – string, objeto, música, imagen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Estruturas de controle de fluxo: <text:span text:style-name="T18">Condicionais</text:span><text:span text:style-name="T19">(também chamadas de Estruturas de Seleção IF ELSE, SWITCH CASE) e de </text:span><text:span text:style-name="T20">Repetição</text:span><text:span text:style-name="T19">(WHILE, DO-WHILE, FO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41" office:value-type="string" calcext:value-type="string">
            <text:p>Programação estruturada<text:span text:style-name="T17"> (Sequencial, Condicionais e Itera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ularização <text:span text:style-name="T17">(funções e procedimentos: criados para que se tenha organização, compreensão, manutenção, reus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coplamento entre módulos e coesão de módulos<text:span text:style-name="T17"> (o ideal é um sistema com</text:span><text:span text:style-name="T20"> Fraco Acoplamento</text:span><text:span text:style-name="T19"> e</text:span><text:span text:style-name="T20"> Alta Coesão</text:span><text:span text:style-name="T19"> para ter boa manutenibil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Procedimentos e sub-rotinas <text:span text:style-name="T7">(palavras-chave: </text:span><text:span text:style-name="T25">void</text:span><text:span text:style-name="T26"> / </text:span><text:span text:style-name="T25">return</text:span><text:span text:style-name="T26">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hamadas por referência<text:span text:style-name="T17"> (aponta para o endereço de memória ‘&amp;’)</text:span> e valor <text:span text:style-name="T17">(só copia o dado para o parâmetr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40" office:value-type="string" calcext:value-type="string">
            <text:p>Programação por eventos<text:span text:style-name="T7"> (mudança de estado, envio de mensagens ao manipular interfaces gráfic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0" office:value-type="string" calcext:value-type="string">
            <text:p>Programação orientada a objetos, classes, objetos, métodos, mensagens, herança, polimorfismo, sobrecarga, interfaces e pacotes, tratamento de exceção<text:span text:style-name="T7"> (throw, try catch, finally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42" office:value-type="string" calcext:value-type="string">
            <text:p>X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DHTML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Javascript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#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2" office:value-type="string" calcext:value-type="string">
            <text:p>PHP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JSP<text:span text:style-name="T7"> (Java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40" office:value-type="string" calcext:value-type="string">
            <text:p>Servlets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ASP.Net <text:span text:style-name="T7">(Active Server Pag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covered-table-cell/>
          <table:table-cell table:style-name="ce143" table:number-columns-repeated="2"/>
          <table:table-cell table:style-name="ce152"/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agem UML <text:span text:style-name="T46">(diagramas </text:span><text:span text:style-name="T104">estruturais</text:span><text:span text:style-name="T105"> e </text:span><text:span text:style-name="T104">comportamentais</text:span><text:span text:style-name="T105">)</text:span> e E-R<text:span text:style-name="T46"> (entidade forte ou fraca, cardinalidade dos relacionamentos)</text:span></text:p>
          </table:table-cell>
          <table:table-cell table:style-name="ce149" office:value-type="string" calcext:value-type="string">
            <text:p>OK</text:p>
          </table:table-cell>
          <table:table-cell table:style-name="ce149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Banco de Dados: Conceitos de BD <text:span text:style-name="T7">(hierárquico, rede, relacional e OO)</text:span> e de SGBD, arquitetura de SGBD, Funções básicas de SGBD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<text:span text:style-name="T30">Modelagem de Dados </text:span>(<text:span text:style-name="T46">tipos de modelos: </text:span>Modelo Conceitual<text:span text:style-name="T7">(DER)</text:span>, Modelo Lógico<text:span text:style-name="T7">(ficha da entidade)</text:span>, Modelo Físico<text:span text:style-name="T7">(identificação com tipos e restriçõe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entidade relacionamento<text:span text:style-name="T46"> (MER e sua representação gráfica: DER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Modelo relacional <text:span text:style-name="T7">(dados representados em </text:span><text:span text:style-name="T36">Tabelas</text:span><text:span text:style-name="T37">, [Entidade, atributo e relacionamento], </text:span><text:span text:style-name="T36">chaves primárias </text:span><text:span text:style-name="T37">e </text:span><text:span text:style-name="T36">estrangeira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Restrições de integridade<text:span text:style-name="T7"> (Domínio, Referencial, Vazio, Chave ou Definida pelo Usuário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Normalização e dependência funcional <text:span text:style-name="T7">(reduzir a redundância de dados para aumentar a integridade e desempenho, 1ª forma normal exige atomicidade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44" office:value-type="string" calcext:value-type="string">
            <text:p>Mapeamento E-R para relacional <text:span text:style-name="T7">[</text:span><text:span text:style-name="T36">Entidade</text:span> <text:span text:style-name="T106">→</text:span> <text:span text:style-name="T7">Tabela] [</text:span><text:span text:style-name="T36">Atributos</text:span> <text:span text:style-name="T106">→</text:span> <text:span text:style-name="T7">Colunas/campos] [</text:span><text:span text:style-name="T36">Relacionamento</text:span><text:span text:style-name="T37"> </text:span><text:span text:style-name="T107">→ </text:span><text:span text:style-name="T108">Cardinalidade] [Instância</text:span><text:span text:style-name="T109"> </text:span><text:span text:style-name="T110">→</text:span> <text:span text:style-name="T7">Linhas/registros/tuplas]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covered-table-cell/>
          <table:table-cell table:style-name="ce142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Conceito de transação<text:span text:style-name="T7"> (executada como tarefa única, seguindo os princípios do ACID; cláusulas Commit, Rollback, begin-end transaction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0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/>
          <table:table-cell table:style-name="ce140" office:value-type="string" calcext:value-type="string">
            <text:p><text:span text:style-name="T30">Sistemas Gerenciadores de Banco de Dados: tabelas, visões </text:span><text:span text:style-name="T29">(selects armazenados na memória cache)</text:span><text:span text:style-name="T111">, índices</text:span><text:span text:style-name="T29"> (resumo de grandes tabelas)</text:span><text:span text:style-name="T111">, sequências </text:span><text:span text:style-name="T29">(criam um valor para uma chave primária)</text:span><text:span text:style-name="T111">, sinônimos </text:span><text:span text:style-name="T29">(referencia outro esquema de um BD distribuído)</text:span><text:span text:style-name="T111">, restrições </text:span><text:span text:style-name="T29">(regras para garantir a integridade)</text:span><text:span text:style-name="T111">, dicionário de dados</text:span><text:span text:style-name="T29"> (documento de metadados sobre a estrutura do BD)</text:span>, restrições de integridade <text:span text:style-name="T46">(domínio, referencial, vazio, chave ou definida pelo usuário)</text:span><text:span text:style-name="T111">, constraints</text:span><text:span text:style-name="T29">(de </text:span><text:span text:style-name="T112">TIPOS, NOT NULL, UNIQUE, PK, FK, DEFAULT, CHECK</text:span><text:span text:style-name="T113">)</text:span><text:span text:style-name="T114">, tipos de dados </text:span><text:span text:style-name="T115">(</text:span><text:span text:style-name="T112">int</text:span><text:span text:style-name="T113">, </text:span><text:span text:style-name="T112">char</text:span><text:span text:style-name="T113">, </text:span><text:span text:style-name="T112">varchar</text:span><text:span text:style-name="T113">, </text:span><text:span text:style-name="T112">float</text:span><text:span text:style-name="T113">, </text:span><text:span text:style-name="T116">date</text:span><text:span text:style-name="T117">)</text:span>, SQL, PL/SQL. <text:span text:style-name="T7">(e seus parâmetros)</text:span></text:p>
          </table:table-cell>
          <table:table-cell table:number-columns-repeated="2" table:style-name="ce14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table:number-columns-spanned="3" table:number-rows-spanned="1"/>
          <table:covered-table-cell table:number-columns-repeated="2"/>
          <table:table-cell table:number-columns-repeated="1020"/>
        </table:table-row>
        <table:table-row table:style-name="ro11">
          <table:covered-table-cell/>
          <table:table-cell table:style-name="ce146" office:value-type="string" calcext:value-type="string">
            <text:p>Se sobrar tempo, veja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Scrum, XP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rquiteturas de componentes: Microsoft COM, .Net, J2EE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AJAX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CSS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covered-table-cell/>
          <table:table-cell table:style-name="ce147" office:value-type="string" calcext:value-type="string">
            <text:p>Programação Web: conceitos fundamentais, persistência, camadas e design patterns.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147" office:value-type="string" calcext:value-type="string">
            <text:p>Web services usando REST, SOAP e WebApi: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147" office:value-type="string" calcext:value-type="string">
            <text:p>Procedimentos armazenados ("Stored Procedures")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147" office:value-type="string" calcext:value-type="string">
            <text:p>Gatilhos ("Triggers") <text:span text:style-name="T7">(stored procedure disparado por evento DML)</text:span></text:p>
          </table:table-cell>
          <table:table-cell table:style-name="ce149" office:value-type="string" calcext:value-type="string">
            <text:p>OK</text:p>
          </table:table-cell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>
          <table:table-cell/>
          <table:table-cell table:style-name="ce147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149"/>
          <table:table-cell table:style-name="ce211" office:value-type="string" calcext:value-type="string">
            <text:p>Falta</text:p>
          </table:table-cell>
          <table:table-cell table:number-columns-repeated="1020"/>
        </table:table-row>
        <table:table-row table:style-name="ro11" table:number-rows-repeated="104850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Calibri3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/>
      <number:text>/</number:text>
      <number:year number:style="long"/>
    </number:date-style>
    <number:number-style style:name="N10117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 number:textual="true"/>
      <number:text>/</number:text>
      <number:year/>
    </number:date-style>
    <number:date-style style:name="N10119" number:language="pt" number:country="BR">
      <number:day/>
      <number:text>/</number:text>
      <number:month number:textual="true"/>
    </number:date-style>
    <number:date-style style:name="N10120" number:language="pt" number:country="BR">
      <number:month number:textual="true"/>
      <number:text>/</number:text>
      <number:year/>
    </number:date-style>
    <number:number-style style:name="N1012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5-29T22:54:05.789000000</dc:date>
    <meta:print-date>2015-04-13T22:24:15Z</meta:print-date>
    <meta:editing-cycles>79</meta:editing-cycles>
    <meta:editing-duration>PT10H55M1S</meta:editing-duration>
    <meta:document-statistic meta:table-count="5" meta:cell-count="5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